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5-01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1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7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5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3-0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2-01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1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3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10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20026666667" calcext:value-type="float">
            <text:p>15.0920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4996129032" calcext:value-type="float">
            <text:p>14.923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6921290323" calcext:value-type="float">
            <text:p>14.595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2704" calcext:value-type="float">
            <text:p>14.27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9865806452" calcext:value-type="float">
            <text:p>14.173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60368" calcext:value-type="float">
            <text:p>14.3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4887483871" calcext:value-type="float">
            <text:p>15.064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6984" calcext:value-type="float">
            <text:p>15.1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0843870968" calcext:value-type="float">
            <text:p>16.038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9264" calcext:value-type="float">
            <text:p>15.8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80967741936" calcext:value-type="float">
            <text:p>15.498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028137931" calcext:value-type="float">
            <text:p>14.97902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0237419355" calcext:value-type="float">
            <text:p>14.840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04921290323" calcext:value-type="float">
            <text:p>14.900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27896" calcext:value-type="float">
            <text:p>14.9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3753043478" calcext:value-type="float">
            <text:p>14.830375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3656774194" calcext:value-type="float">
            <text:p>15.142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9827096774" calcext:value-type="float">
            <text:p>14.818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9718709677" calcext:value-type="float">
            <text:p>15.1009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681175" calcext:value-type="float">
            <text:p>14.8768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3300645161" calcext:value-type="float">
            <text:p>14.218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26625" calcext:value-type="float">
            <text:p>14.7032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1256" calcext:value-type="float">
            <text:p>15.05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91" calcext:value-type="float">
            <text:p>15.66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20348387097" calcext:value-type="float">
            <text:p>15.912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30125" calcext:value-type="float">
            <text:p>15.745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8754285714" calcext:value-type="float">
            <text:p>15.3318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87450322581" calcext:value-type="float">
            <text:p>15.1787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6619354839" calcext:value-type="float">
            <text:p>15.054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24356129032" calcext:value-type="float">
            <text:p>14.792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2095" calcext:value-type="float">
            <text:p>14.2492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4896" calcext:value-type="float">
            <text:p>14.28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40875" calcext:value-type="float">
            <text:p>15.4624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8526451613" calcext:value-type="float">
            <text:p>15.5358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3176774194" calcext:value-type="float">
            <text:p>16.282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501375" calcext:value-type="float">
            <text:p>17.255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69494193548" calcext:value-type="float">
            <text:p>16.936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8103225807" calcext:value-type="float">
            <text:p>16.364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962" calcext:value-type="float">
            <text:p>16.0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179575" calcext:value-type="float">
            <text:p>15.891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82118709677" calcext:value-type="float">
            <text:p>15.8782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0328" calcext:value-type="float">
            <text:p>15.60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33525" calcext:value-type="float">
            <text:p>14.874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50904" calcext:value-type="float">
            <text:p>15.12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4495" calcext:value-type="float">
            <text:p>15.7884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5336774194" calcext:value-type="float">
            <text:p>15.724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28683870968" calcext:value-type="float">
            <text:p>15.452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20002580645" calcext:value-type="float">
            <text:p>15.832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44344" calcext:value-type="float">
            <text:p>15.46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859" calcext:value-type="float">
            <text:p>15.254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2380689655" calcext:value-type="float">
            <text:p>14.8062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055025" calcext:value-type="float">
            <text:p>15.0705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695575" calcext:value-type="float">
            <text:p>15.2669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8264" calcext:value-type="float">
            <text:p>15.29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05225" calcext:value-type="float">
            <text:p>14.8960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6672" calcext:value-type="float">
            <text:p>14.25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739" calcext:value-type="float">
            <text:p>15.056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0854193548" calcext:value-type="float">
            <text:p>15.739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85304" calcext:value-type="float">
            <text:p>15.9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62675" calcext:value-type="float">
            <text:p>15.85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67232" calcext:value-type="float">
            <text:p>15.33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221" calcext:value-type="float">
            <text:p>15.103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3649655172" calcext:value-type="float">
            <text:p>14.75736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8185806452" calcext:value-type="float">
            <text:p>14.734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3060645161" calcext:value-type="float">
            <text:p>14.788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9202580645" calcext:value-type="float">
            <text:p>15.191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22475" calcext:value-type="float">
            <text:p>14.7522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0528" calcext:value-type="float">
            <text:p>15.00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14054193548" calcext:value-type="float">
            <text:p>15.251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25025" calcext:value-type="float">
            <text:p>15.337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3963870968" calcext:value-type="float">
            <text:p>15.867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31744516129" calcext:value-type="float">
            <text:p>15.763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0592" calcext:value-type="float">
            <text:p>15.6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869775" calcext:value-type="float">
            <text:p>15.4886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88374285714" calcext:value-type="float">
            <text:p>15.4088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8035" calcext:value-type="float">
            <text:p>15.5728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6766451613" calcext:value-type="float">
            <text:p>15.651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71952" calcext:value-type="float">
            <text:p>15.5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6378" calcext:value-type="float">
            <text:p>15.216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81872" calcext:value-type="float">
            <text:p>14.85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37825" calcext:value-type="float">
            <text:p>14.837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39218064516" calcext:value-type="float">
            <text:p>14.933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93344" calcext:value-type="float">
            <text:p>15.2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469" calcext:value-type="float">
            <text:p>15.944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82575483871" calcext:value-type="float">
            <text:p>16.268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12825806452" calcext:value-type="float">
            <text:p>16.16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95011428571" calcext:value-type="float">
            <text:p>15.9295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9115" calcext:value-type="float">
            <text:p>15.674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67275" calcext:value-type="float">
            <text:p>15.6696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7352" calcext:value-type="float">
            <text:p>15.55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1974193548" calcext:value-type="float">
            <text:p>15.11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5976" calcext:value-type="float">
            <text:p>15.01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7460645161" calcext:value-type="float">
            <text:p>15.641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79475" calcext:value-type="float">
            <text:p>15.8837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38616" calcext:value-type="float">
            <text:p>16.11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15" calcext:value-type="float">
            <text:p>16.82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5496774194" calcext:value-type="float">
            <text:p>16.61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09470967742" calcext:value-type="float">
            <text:p>16.18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7296" calcext:value-type="float">
            <text:p>15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5509677419" calcext:value-type="float">
            <text:p>15.764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508" calcext:value-type="float">
            <text:p>15.49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09138064516" calcext:value-type="float">
            <text:p>15.2509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13249032258" calcext:value-type="float">
            <text:p>14.951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5814193548" calcext:value-type="float">
            <text:p>15.5165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594425" calcext:value-type="float">
            <text:p>15.5559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5638709677" calcext:value-type="float">
            <text:p>15.646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1568" calcext:value-type="float">
            <text:p>16.59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805575" calcext:value-type="float">
            <text:p>16.4480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3290322581" calcext:value-type="float">
            <text:p>15.660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37584516129" calcext:value-type="float">
            <text:p>15.863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8034285714" calcext:value-type="float">
            <text:p>15.5178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72075" calcext:value-type="float">
            <text:p>15.672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76740645161" calcext:value-type="float">
            <text:p>15.8276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388" calcext:value-type="float">
            <text:p>15.8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079075" calcext:value-type="float">
            <text:p>15.470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83055483871" calcext:value-type="float">
            <text:p>15.128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4743225807" calcext:value-type="float">
            <text:p>15.2004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67565" calcext:value-type="float">
            <text:p>15.1967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9896" calcext:value-type="float">
            <text:p>15.10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730675" calcext:value-type="float">
            <text:p>15.0273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7056" calcext:value-type="float">
            <text:p>14.48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7505" calcext:value-type="float">
            <text:p>14.386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2471428571" calcext:value-type="float">
            <text:p>14.6592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3220645161" calcext:value-type="float">
            <text:p>14.916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463475" calcext:value-type="float">
            <text:p>14.984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86" calcext:value-type="float">
            <text:p>15.3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5335" calcext:value-type="float">
            <text:p>14.9365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53396129032" calcext:value-type="float">
            <text:p>14.405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43972413793" calcext:value-type="float">
            <text:p>14.424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85825" calcext:value-type="float">
            <text:p>14.4868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10728" calcext:value-type="float">
            <text:p>14.78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258525" calcext:value-type="float">
            <text:p>16.112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2523870968" calcext:value-type="float">
            <text:p>16.239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0912516129" calcext:value-type="float">
            <text:p>16.100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1348965517" calcext:value-type="float">
            <text:p>15.63613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6056774194" calcext:value-type="float">
            <text:p>15.538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479" calcext:value-type="float">
            <text:p>15.262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9152" calcext:value-type="float">
            <text:p>15.0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60085" calcext:value-type="float">
            <text:p>14.546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825575" calcext:value-type="float">
            <text:p>14.238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1633548387" calcext:value-type="float">
            <text:p>15.0721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71185" calcext:value-type="float">
            <text:p>15.8071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64384" calcext:value-type="float">
            <text:p>16.76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60125" calcext:value-type="float">
            <text:p>17.002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03574193548" calcext:value-type="float">
            <text:p>16.010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13757419355" calcext:value-type="float">
            <text:p>15.751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56504" calcext:value-type="float">
            <text:p>15.79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3963870968" calcext:value-type="float">
            <text:p>15.867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476475" calcext:value-type="float">
            <text:p>16.024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341" calcext:value-type="float">
            <text:p>15.682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6949677419" calcext:value-type="float">
            <text:p>16.154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07734193548" calcext:value-type="float">
            <text:p>16.290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8515" calcext:value-type="float">
            <text:p>16.337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36585806452" calcext:value-type="float">
            <text:p>16.883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6392" calcext:value-type="float">
            <text:p>17.1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0032516129" calcext:value-type="float">
            <text:p>16.680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4616774194" calcext:value-type="float">
            <text:p>16.291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6022068965" calcext:value-type="float">
            <text:p>15.70960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7645" calcext:value-type="float">
            <text:p>15.641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75409032258" calcext:value-type="float">
            <text:p>15.917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91945806452" calcext:value-type="float">
            <text:p>16.2191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7146" calcext:value-type="float">
            <text:p>16.02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74225" calcext:value-type="float">
            <text:p>15.0827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11729032258" calcext:value-type="float">
            <text:p>16.021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59808" calcext:value-type="float">
            <text:p>15.69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212" calcext:value-type="float">
            <text:p>16.55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1388571429" calcext:value-type="float">
            <text:p>15.0991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3328" calcext:value-type="float">
            <text:p>14.9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3246896552" calcext:value-type="float">
            <text:p>14.6453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99378064516" calcext:value-type="float">
            <text:p>14.299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96487741936" calcext:value-type="float">
            <text:p>14.199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39174193548" calcext:value-type="float">
            <text:p>14.01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51659354839" calcext:value-type="float">
            <text:p>14.5151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92436129032" calcext:value-type="float">
            <text:p>14.399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34895483871" calcext:value-type="float">
            <text:p>13.933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2773333333" calcext:value-type="float">
            <text:p>13.8182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67931428571" calcext:value-type="float">
            <text:p>14.8367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9713548387" calcext:value-type="float">
            <text:p>14.6789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4528" calcext:value-type="float">
            <text:p>14.39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28772413793" calcext:value-type="float">
            <text:p>13.6928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97287741936" calcext:value-type="float">
            <text:p>14.8397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05489032258" calcext:value-type="float">
            <text:p>15.600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64064" calcext:value-type="float">
            <text:p>16.2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36125" calcext:value-type="float">
            <text:p>16.225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4592" calcext:value-type="float">
            <text:p>15.7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99713548387" calcext:value-type="float">
            <text:p>15.0599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55467586207" calcext:value-type="float">
            <text:p>14.8455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8105806452" calcext:value-type="float">
            <text:p>15.051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22214193548" calcext:value-type="float">
            <text:p>14.922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5656" calcext:value-type="float">
            <text:p>14.76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5783225807" calcext:value-type="float">
            <text:p>14.5085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4572903226" calcext:value-type="float">
            <text:p>14.228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0971428572" calcext:value-type="float">
            <text:p>14.2210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05734193548" calcext:value-type="float">
            <text:p>14.690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9856" calcext:value-type="float">
            <text:p>15.20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40225" calcext:value-type="float">
            <text:p>15.4104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2904" calcext:value-type="float">
            <text:p>14.9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48131612903" calcext:value-type="float">
            <text:p>14.494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5214285714" calcext:value-type="float">
            <text:p>14.7855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7246451613" calcext:value-type="float">
            <text:p>14.511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9308235294" calcext:value-type="float">
            <text:p>15.08993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551483871" calcext:value-type="float">
            <text:p>15.043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16201290323" calcext:value-type="float">
            <text:p>14.781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2276" calcext:value-type="float">
            <text:p>15.16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6101818182" calcext:value-type="float">
            <text:p>16.45061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63032258065" calcext:value-type="float">
            <text:p>15.896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5474782609" calcext:value-type="float">
            <text:p>15.727547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3144" calcext:value-type="float">
            <text:p>15.64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9375483871" calcext:value-type="float">
            <text:p>15.612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63168" calcext:value-type="float">
            <text:p>15.33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1480516129" calcext:value-type="float">
            <text:p>15.311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70446451613" calcext:value-type="float">
            <text:p>15.1670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2686451613" calcext:value-type="float">
            <text:p>15.816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450275" calcext:value-type="float">
            <text:p>16.2145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62" calcext:value-type="float">
            <text:p>16.6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7145806452" calcext:value-type="float">
            <text:p>16.950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724475" calcext:value-type="float">
            <text:p>16.817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5774285714" calcext:value-type="float">
            <text:p>16.7575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686625" calcext:value-type="float">
            <text:p>16.836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7316129032" calcext:value-type="float">
            <text:p>16.77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4624516129" calcext:value-type="float">
            <text:p>16.84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56925" calcext:value-type="float">
            <text:p>16.3655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97958709677" calcext:value-type="float">
            <text:p>16.3597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981" calcext:value-type="float">
            <text:p>16.611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620575" calcext:value-type="float">
            <text:p>16.886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2808" calcext:value-type="float">
            <text:p>17.8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14125" calcext:value-type="float">
            <text:p>17.5131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48098064516" calcext:value-type="float">
            <text:p>16.704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2232" calcext:value-type="float">
            <text:p>16.41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11284" calcext:value-type="float">
            <text:p>16.19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0936774194" calcext:value-type="float">
            <text:p>15.6330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251" calcext:value-type="float">
            <text:p>16.27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88575" calcext:value-type="float">
            <text:p>16.6118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528" calcext:value-type="float">
            <text:p>16.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12369230769" calcext:value-type="float">
            <text:p>16.0512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17904" calcext:value-type="float">
            <text:p>15.39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728025" calcext:value-type="float">
            <text:p>15.5772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3312" calcext:value-type="float">
            <text:p>15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6128" calcext:value-type="float">
            <text:p>15.67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99445" calcext:value-type="float">
            <text:p>16.319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304125" calcext:value-type="float">
            <text:p>16.713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88807272727" calcext:value-type="float">
            <text:p>15.7288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96405" calcext:value-type="float">
            <text:p>14.649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7579862069" calcext:value-type="float">
            <text:p>13.5075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9368275862" calcext:value-type="float">
            <text:p>13.72293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93025" calcext:value-type="float">
            <text:p>13.9199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79125" calcext:value-type="float">
            <text:p>14.3317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504516129" calcext:value-type="float">
            <text:p>15.122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98675" calcext:value-type="float">
            <text:p>15.514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3111483871" calcext:value-type="float">
            <text:p>15.3331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06378181818" calcext:value-type="float">
            <text:p>14.87063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5070967742" calcext:value-type="float">
            <text:p>15.32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6232727273" calcext:value-type="float">
            <text:p>15.6086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50949677419" calcext:value-type="float">
            <text:p>15.545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25675" calcext:value-type="float">
            <text:p>15.389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6068571429" calcext:value-type="float">
            <text:p>15.0336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44575" calcext:value-type="float">
            <text:p>14.9964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96475" calcext:value-type="float">
            <text:p>14.957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4152" calcext:value-type="float">
            <text:p>14.90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6956" calcext:value-type="float">
            <text:p>14.50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6465" calcext:value-type="float">
            <text:p>14.697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38707096774" calcext:value-type="float">
            <text:p>14.3038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8432" calcext:value-type="float">
            <text:p>14.3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0863157895" calcext:value-type="float">
            <text:p>14.96808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5610322581" calcext:value-type="float">
            <text:p>14.087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5352" calcext:value-type="float">
            <text:p>14.3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43205" calcext:value-type="float">
            <text:p>13.994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16725" calcext:value-type="float">
            <text:p>14.292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08175483871" calcext:value-type="float">
            <text:p>13.890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0060689655" calcext:value-type="float">
            <text:p>13.33100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7268571429" calcext:value-type="float">
            <text:p>13.5807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87104" calcext:value-type="float">
            <text:p>13.60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146525" calcext:value-type="float">
            <text:p>14.7714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33659354839" calcext:value-type="float">
            <text:p>15.353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10625" calcext:value-type="float">
            <text:p>15.328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82541935484" calcext:value-type="float">
            <text:p>14.668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70518709677" calcext:value-type="float">
            <text:p>14.2170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6753103448" calcext:value-type="float">
            <text:p>13.9296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217125" calcext:value-type="float">
            <text:p>13.5621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280675" calcext:value-type="float">
            <text:p>13.3128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52369032258" calcext:value-type="float">
            <text:p>13.485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5155" calcext:value-type="float">
            <text:p>13.649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1168" calcext:value-type="float">
            <text:p>13.60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5367272727" calcext:value-type="float">
            <text:p>14.24653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4691612903" calcext:value-type="float">
            <text:p>15.171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0257142857" calcext:value-type="float">
            <text:p>15.990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66214193548" calcext:value-type="float">
            <text:p>15.836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178725" calcext:value-type="float">
            <text:p>15.0617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06328571429" calcext:value-type="float">
            <text:p>14.8606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074075" calcext:value-type="float">
            <text:p>15.070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13649032258" calcext:value-type="float">
            <text:p>15.271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122" calcext:value-type="float">
            <text:p>15.073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3301818182" calcext:value-type="float">
            <text:p>15.09933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6769032258" calcext:value-type="float">
            <text:p>15.100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518725" calcext:value-type="float">
            <text:p>15.595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7239" calcext:value-type="float">
            <text:p>15.247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42967741936" calcext:value-type="float">
            <text:p>15.574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2112727273" calcext:value-type="float">
            <text:p>15.6142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486336" calcext:value-type="float">
            <text:p>14.344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3868" calcext:value-type="float">
            <text:p>14.18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0786206897" calcext:value-type="float">
            <text:p>14.253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31575" calcext:value-type="float">
            <text:p>14.337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88485" calcext:value-type="float">
            <text:p>14.408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6672" calcext:value-type="float">
            <text:p>14.25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13024516129" calcext:value-type="float">
            <text:p>14.501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3345" calcext:value-type="float">
            <text:p>14.868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0745" calcext:value-type="float">
            <text:p>15.455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49561290323" calcext:value-type="float">
            <text:p>15.564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09325" calcext:value-type="float">
            <text:p>15.605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33550967742" calcext:value-type="float">
            <text:p>14.873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0907586207" calcext:value-type="float">
            <text:p>15.0070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58975" calcext:value-type="float">
            <text:p>15.005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15784" calcext:value-type="float">
            <text:p>14.71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03236363636" calcext:value-type="float">
            <text:p>14.2503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7292903226" calcext:value-type="float">
            <text:p>14.499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9105" calcext:value-type="float">
            <text:p>14.1429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212975" calcext:value-type="float">
            <text:p>13.9921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3587096774" calcext:value-type="float">
            <text:p>14.779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30775" calcext:value-type="float">
            <text:p>15.0353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5086451613" calcext:value-type="float">
            <text:p>15.069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954" calcext:value-type="float">
            <text:p>15.63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6665714286" calcext:value-type="float">
            <text:p>15.6746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0029090909" calcext:value-type="float">
            <text:p>15.70200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252775" calcext:value-type="float">
            <text:p>15.6525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1429677419" calcext:value-type="float">
            <text:p>15.548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16975" calcext:value-type="float">
            <text:p>15.455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6303483871" calcext:value-type="float">
            <text:p>15.726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94792258065" calcext:value-type="float">
            <text:p>15.3994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251" calcext:value-type="float">
            <text:p>15.724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8768" calcext:value-type="float">
            <text:p>16.1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24975" calcext:value-type="float">
            <text:p>16.476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77667096774" calcext:value-type="float">
            <text:p>15.757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421725" calcext:value-type="float">
            <text:p>15.4542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69216551724" calcext:value-type="float">
            <text:p>15.25692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47425" calcext:value-type="float">
            <text:p>15.224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8996129032" calcext:value-type="float">
            <text:p>15.0758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0758709677" calcext:value-type="float">
            <text:p>15.1710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81958709677" calcext:value-type="float">
            <text:p>14.988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87408" calcext:value-type="float">
            <text:p>14.91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6523636364" calcext:value-type="float">
            <text:p>15.2756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2705454545" calcext:value-type="float">
            <text:p>15.53427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65924705882" calcext:value-type="float">
            <text:p>15.856592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7628631579" calcext:value-type="float">
            <text:p>15.677628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5161290323" calcext:value-type="float">
            <text:p>15.473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6955" calcext:value-type="float">
            <text:p>15.0896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19136551724" calcext:value-type="float">
            <text:p>14.81191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8871" calcext:value-type="float">
            <text:p>14.588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1226" calcext:value-type="float">
            <text:p>14.38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4344" calcext:value-type="float">
            <text:p>14.70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93149090909" calcext:value-type="float">
            <text:p>14.7693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49352258065" calcext:value-type="float">
            <text:p>14.0949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43525" calcext:value-type="float">
            <text:p>14.531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607475" calcext:value-type="float">
            <text:p>15.0760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58952" calcext:value-type="float">
            <text:p>15.31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26967272727" calcext:value-type="float">
            <text:p>15.2726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5825454546" calcext:value-type="float">
            <text:p>14.98258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0591483871" calcext:value-type="float">
            <text:p>14.2205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6848" calcext:value-type="float">
            <text:p>14.34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4981818182" calcext:value-type="float">
            <text:p>14.4114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6311483871" calcext:value-type="float">
            <text:p>14.266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319375" calcext:value-type="float">
            <text:p>14.123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890225" calcext:value-type="float">
            <text:p>14.838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1060645161" calcext:value-type="float">
            <text:p>14.7121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49475" calcext:value-type="float">
            <text:p>15.007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4105806452" calcext:value-type="float">
            <text:p>14.8994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766875" calcext:value-type="float">
            <text:p>15.6376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7109677419" calcext:value-type="float">
            <text:p>15.139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14143448276" calcext:value-type="float">
            <text:p>14.1014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0567272727" calcext:value-type="float">
            <text:p>14.3430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4032" calcext:value-type="float">
            <text:p>14.5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4976551724" calcext:value-type="float">
            <text:p>14.53149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67677419355" calcext:value-type="float">
            <text:p>14.696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1688" calcext:value-type="float">
            <text:p>14.6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5016774194" calcext:value-type="float">
            <text:p>14.706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508" calcext:value-type="float">
            <text:p>14.3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47148387097" calcext:value-type="float">
            <text:p>14.494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8864516129" calcext:value-type="float">
            <text:p>14.982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88568" calcext:value-type="float">
            <text:p>15.33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5907096774" calcext:value-type="float">
            <text:p>15.873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94392" calcext:value-type="float">
            <text:p>14.96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60743225806" calcext:value-type="float">
            <text:p>14.2860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928" calcext:value-type="float">
            <text:p>14.0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7152" calcext:value-type="float">
            <text:p>14.2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31478709677" calcext:value-type="float">
            <text:p>14.2231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9912727273" calcext:value-type="float">
            <text:p>14.23499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0122857143" calcext:value-type="float">
            <text:p>14.0320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53696" calcext:value-type="float">
            <text:p>13.95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22221935484" calcext:value-type="float">
            <text:p>14.4122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75597419355" calcext:value-type="float">
            <text:p>14.937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70784" calcext:value-type="float">
            <text:p>15.5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4510967742" calcext:value-type="float">
            <text:p>15.641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3576" calcext:value-type="float">
            <text:p>15.4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3832258065" calcext:value-type="float">
            <text:p>15.39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91125" calcext:value-type="float">
            <text:p>14.529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82274285714" calcext:value-type="float">
            <text:p>14.3382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633" calcext:value-type="float">
            <text:p>14.462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92325" calcext:value-type="float">
            <text:p>14.2449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1245" calcext:value-type="float">
            <text:p>13.950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1135" calcext:value-type="float">
            <text:p>13.862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4671428571" calcext:value-type="float">
            <text:p>14.1334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16011428571" calcext:value-type="float">
            <text:p>14.9516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02370909091" calcext:value-type="float">
            <text:p>14.92023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46575483871" calcext:value-type="float">
            <text:p>14.134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4650322581" calcext:value-type="float">
            <text:p>14.081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50344" calcext:value-type="float">
            <text:p>13.9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810175" calcext:value-type="float">
            <text:p>13.768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78967741936" calcext:value-type="float">
            <text:p>13.897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42472258065" calcext:value-type="float">
            <text:p>13.924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2683636364" calcext:value-type="float">
            <text:p>13.98126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51256" calcext:value-type="float">
            <text:p>14.03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49992727273" calcext:value-type="float">
            <text:p>14.04499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253575" calcext:value-type="float">
            <text:p>14.192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9168516129" calcext:value-type="float">
            <text:p>14.339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27625" calcext:value-type="float">
            <text:p>14.482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15814193548" calcext:value-type="float">
            <text:p>13.6115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7697" calcext:value-type="float">
            <text:p>13.577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61506206897" calcext:value-type="float">
            <text:p>13.68615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063325" calcext:value-type="float">
            <text:p>14.2106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19125" calcext:value-type="float">
            <text:p>14.103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98283870968" calcext:value-type="float">
            <text:p>13.989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0992" calcext:value-type="float">
            <text:p>13.77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495225" calcext:value-type="float">
            <text:p>13.714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12049032258" calcext:value-type="float">
            <text:p>13.991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92775" calcext:value-type="float">
            <text:p>14.280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0923636364" calcext:value-type="float">
            <text:p>14.98609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6252903226" calcext:value-type="float">
            <text:p>14.810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03685" calcext:value-type="float">
            <text:p>15.140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4311724138" calcext:value-type="float">
            <text:p>15.12943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72987586207" calcext:value-type="float">
            <text:p>15.14729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10605714286" calcext:value-type="float">
            <text:p>15.2710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09421538461" calcext:value-type="float">
            <text:p>15.040942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939" calcext:value-type="float">
            <text:p>15.132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9489032258" calcext:value-type="float">
            <text:p>14.9909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02792727273" calcext:value-type="float">
            <text:p>15.65027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4258064516" calcext:value-type="float">
            <text:p>15.918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99698064516" calcext:value-type="float">
            <text:p>16.079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38989090909" calcext:value-type="float">
            <text:p>16.3938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246" calcext:value-type="float">
            <text:p>15.8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82994285714" calcext:value-type="float">
            <text:p>15.1682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88806153846" calcext:value-type="float">
            <text:p>14.95888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4865454546" calcext:value-type="float">
            <text:p>14.97648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15425" calcext:value-type="float">
            <text:p>14.950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6141935484" calcext:value-type="float">
            <text:p>15.26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6279" calcext:value-type="float">
            <text:p>15.186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041" calcext:value-type="float">
            <text:p>14.806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7783225807" calcext:value-type="float">
            <text:p>14.9657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08678709677" calcext:value-type="float">
            <text:p>15.030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396" calcext:value-type="float">
            <text:p>14.85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21125" calcext:value-type="float">
            <text:p>14.644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0016" calcext:value-type="float">
            <text:p>14.3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1006451613" calcext:value-type="float">
            <text:p>14.091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3028965517" calcext:value-type="float">
            <text:p>13.93230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3409032258" calcext:value-type="float">
            <text:p>13.936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1860645161" calcext:value-type="float">
            <text:p>13.828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8496" calcext:value-type="float">
            <text:p>13.8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335483871" calcext:value-type="float">
            <text:p>13.6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5736" calcext:value-type="float">
            <text:p>13.42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2304516129" calcext:value-type="float">
            <text:p>13.925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7003870968" calcext:value-type="float">
            <text:p>14.108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5408" calcext:value-type="float">
            <text:p>14.33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813" calcext:value-type="float">
            <text:p>14.505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47072" calcext:value-type="float">
            <text:p>14.95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0944516129" calcext:value-type="float">
            <text:p>13.980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1788571429" calcext:value-type="float">
            <text:p>13.8951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11241290323" calcext:value-type="float">
            <text:p>13.8611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7016" calcext:value-type="float">
            <text:p>14.32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4157419355" calcext:value-type="float">
            <text:p>14.1664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03784" calcext:value-type="float">
            <text:p>14.0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5156129032" calcext:value-type="float">
            <text:p>13.527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47390967742" calcext:value-type="float">
            <text:p>13.7547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7176" calcext:value-type="float">
            <text:p>14.45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43925" calcext:value-type="float">
            <text:p>14.944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94168" calcext:value-type="float">
            <text:p>14.7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5909677419" calcext:value-type="float">
            <text:p>13.79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31154285714" calcext:value-type="float">
            <text:p>13.8231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9423483871" calcext:value-type="float">
            <text:p>14.019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5704516129" calcext:value-type="float">
            <text:p>14.055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04488" calcext:value-type="float">
            <text:p>14.36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08054193548" calcext:value-type="float">
            <text:p>14.260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0283870968" calcext:value-type="float">
            <text:p>14.06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88098064516" calcext:value-type="float">
            <text:p>14.418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31527741935" calcext:value-type="float">
            <text:p>14.8031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7824" calcext:value-type="float">
            <text:p>15.20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04525" calcext:value-type="float">
            <text:p>15.6020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2248" calcext:value-type="float">
            <text:p>15.1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308" calcext:value-type="float">
            <text:p>14.4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42" calcext:value-type="float">
            <text:p>14.0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2396" calcext:value-type="float">
            <text:p>13.804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16" calcext:value-type="float">
            <text:p>13.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41202580645" calcext:value-type="float">
            <text:p>13.7441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3912" calcext:value-type="float">
            <text:p>13.56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27091612903" calcext:value-type="float">
            <text:p>13.6627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52134193548" calcext:value-type="float">
            <text:p>13.7152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636" calcext:value-type="float">
            <text:p>13.9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517" calcext:value-type="float">
            <text:p>14.804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22" calcext:value-type="float">
            <text:p>14.9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1460645161" calcext:value-type="float">
            <text:p>14.651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3989565217" calcext:value-type="float">
            <text:p>14.075398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5729032258" calcext:value-type="float">
            <text:p>13.887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55688" calcext:value-type="float">
            <text:p>13.41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8063157895" calcext:value-type="float">
            <text:p>13.10880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036" calcext:value-type="float">
            <text:p>13.49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66312258064" calcext:value-type="float">
            <text:p>13.1866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11881290323" calcext:value-type="float">
            <text:p>13.6111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71696" calcext:value-type="float">
            <text:p>14.3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7509677419" calcext:value-type="float">
            <text:p>15.078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81792" calcext:value-type="float">
            <text:p>15.0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8769032258" calcext:value-type="float">
            <text:p>14.414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46894285714" calcext:value-type="float">
            <text:p>14.2246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30209032258" calcext:value-type="float">
            <text:p>14.0430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34622222222" calcext:value-type="float">
            <text:p>14.0134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4293333333" calcext:value-type="float">
            <text:p>13.1294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0544" calcext:value-type="float">
            <text:p>14.4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0193846154" calcext:value-type="float">
            <text:p>15.10201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8068" calcext:value-type="float">
            <text:p>14.7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71442857143" calcext:value-type="float">
            <text:p>14.7071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5603826087" calcext:value-type="float">
            <text:p>14.455603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5748" calcext:value-type="float">
            <text:p>13.98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192032" calcext:value-type="float">
            <text:p>13.931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3194285714" calcext:value-type="float">
            <text:p>13.5503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8104615385" calcext:value-type="float">
            <text:p>13.75281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4393043478" calcext:value-type="float">
            <text:p>13.818439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65348571429" calcext:value-type="float">
            <text:p>14.0765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592064" calcext:value-type="float">
            <text:p>14.025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44736" calcext:value-type="float">
            <text:p>13.64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4727483871" calcext:value-type="float">
            <text:p>13.7847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62252903226" calcext:value-type="float">
            <text:p>13.8962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2912" calcext:value-type="float">
            <text:p>14.0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68552258065" calcext:value-type="float">
            <text:p>14.216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36496" calcext:value-type="float">
            <text:p>14.1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26335483871" calcext:value-type="float">
            <text:p>13.942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9768275862" calcext:value-type="float">
            <text:p>13.66197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33248695652" calcext:value-type="float">
            <text:p>13.913324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7016774194" calcext:value-type="float">
            <text:p>13.639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6465714286" calcext:value-type="float">
            <text:p>13.6096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7781052632" calcext:value-type="float">
            <text:p>13.524778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92" calcext:value-type="float">
            <text:p>13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9845" calcext:value-type="float">
            <text:p>13.591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6915555556" calcext:value-type="float">
            <text:p>13.85869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9262857143" calcext:value-type="float">
            <text:p>14.4869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39085714286" calcext:value-type="float">
            <text:p>14.943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08856" calcext:value-type="float">
            <text:p>14.40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90977777778" calcext:value-type="float">
            <text:p>14.0890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30811538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96" meta:object-count="0"/>
    <meta:user-defined meta:name="AppVersion">3.0</meta:user-defined>
  </office:meta>
</office:document-meta>
</file>